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3">
            <text:p>違章建築拆除案件</text:p>
          </table:table-cell>
          <table:covered-table-cell table:number-columns-repeated="9"/>
          <table:table-cell table:number-columns-spanned="8" table:number-rows-spanned="1" table:style-name="ce6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0">
            <text:p>中華民國105年9月</text:p>
          </table:table-cell>
          <table:covered-table-cell table:number-columns-repeated="9"/>
          <table:table-cell office:value-type="string" table:number-columns-spanned="8" table:number-rows-spanned="1" table:style-name="ce68">
            <text:p><text:s text:c="7"/>September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1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2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1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2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8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9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9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9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9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0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3">
            <text:p>本年度累計至本月底</text:p>
            <text:p>移送法辦數</text:p>
          </table:table-cell>
          <table:table-cell office:value-type="string" table:number-columns-spanned="1" table:number-rows-spanned="2" table:style-name="ce82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2353" table:style-name="ce11">
            <text:p><text:s/>662,353<text:s/></text:p>
          </table:table-cell>
          <table:table-cell office:value-type="float" office:value="1829" table:style-name="ce12">
            <text:p><text:s/>1,829<text:s/></text:p>
          </table:table-cell>
          <table:table-cell office:value-type="float" office:value="42082" table:style-name="ce12">
            <text:p><text:s/>42,08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599360" table:style-name="ce12">
            <text:p><text:s/>599,36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43" table:style-name="ce12">
            <text:p><text:s/>443<text:s/></text:p>
          </table:table-cell>
          <table:table-cell office:value-type="float" office:value="18445" table:style-name="ce12">
            <text:p><text:s/>18,445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3223" table:style-name="ce12">
            <text:p><text:s/>3,223<text:s/></text:p>
          </table:table-cell>
          <table:table-cell office:value-type="float" office:value="2466" table:style-name="ce12">
            <text:p><text:s/>2,466<text:s/></text:p>
          </table:table-cell>
          <table:table-cell office:value-type="float" office:value="757" table:style-name="ce12">
            <text:p><text:s/>757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980" table:style-name="ce11">
            <text:p><text:s/>206,980<text:s/></text:p>
          </table:table-cell>
          <table:table-cell office:value-type="float" office:value="723" table:style-name="ce12">
            <text:p><text:s/>72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98647" table:style-name="ce12">
            <text:p><text:s/>198,64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57" table:style-name="ce12">
            <text:p><text:s/>357<text:s/></text:p>
          </table:table-cell>
          <table:table-cell office:value-type="float" office:value="7415" table:style-name="ce12">
            <text:p><text:s/>7,41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72" table:style-name="ce12">
            <text:p><text:s/>272<text:s/></text:p>
          </table:table-cell>
          <table:table-cell office:value-type="float" office:value="1012" table:style-name="ce12">
            <text:p><text:s/>1,012<text:s/></text:p>
          </table:table-cell>
          <table:table-cell office:value-type="float" office:value="918" table:style-name="ce12">
            <text:p><text:s/>918<text:s/></text:p>
          </table:table-cell>
          <table:table-cell office:value-type="float" office:value="94" table:style-name="ce12">
            <text:p><text:s/>94<text:s/></text:p>
          </table:table-cell>
          <table:table-cell office:value-type="float" office:value="16" table:style-name="ce12">
            <text:p><text:s/>16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223" table:style-name="ce11">
            <text:p><text:s/>85,223<text:s/></text:p>
          </table:table-cell>
          <table:table-cell office:value-type="float" office:value="367" table:style-name="ce12">
            <text:p><text:s/>367<text:s/></text:p>
          </table:table-cell>
          <table:table-cell office:value-type="float" office:value="6562" table:style-name="ce12">
            <text:p><text:s/>6,56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77108" table:style-name="ce12">
            <text:p><text:s/>77,10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314" table:style-name="ce12">
            <text:p><text:s/>1,31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486" table:style-name="ce12">
            <text:p><text:s/>486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247" table:style-name="ce12">
            <text:p><text:s/>247<text:s/></text:p>
          </table:table-cell>
          <table:table-cell office:value-type="float" office:value="7" table:style-name="ce12">
            <text:p><text:s/>7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4775" table:style-name="ce11">
            <text:p><text:s/>54,775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734" table:style-name="ce12">
            <text:p><text:s/>73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0668" table:style-name="ce12">
            <text:p><text:s/>50,66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054" table:style-name="ce12">
            <text:p><text:s/>3,05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319" table:style-name="ce12">
            <text:p><text:s/>31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1257" table:style-name="ce11">
            <text:p><text:s/>71,257<text:s/></text:p>
          </table:table-cell>
          <table:table-cell office:value-type="float" office:value="395" table:style-name="ce12">
            <text:p><text:s/>395<text:s/></text:p>
          </table:table-cell>
          <table:table-cell office:value-type="float" office:value="19658" table:style-name="ce12">
            <text:p><text:s/>19,65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9805" table:style-name="ce12">
            <text:p><text:s/>49,80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603" table:style-name="ce12">
            <text:p><text:s/>1,603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191" table:style-name="ce12">
            <text:p><text:s/>191<text:s/></text:p>
          </table:table-cell>
          <table:table-cell office:value-type="float" office:value="279" table:style-name="ce12">
            <text:p><text:s/>279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029" table:style-name="ce11">
            <text:p><text:s/>27,029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609" table:style-name="ce12">
            <text:p><text:s/>3,60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2023" table:style-name="ce12">
            <text:p><text:s/>22,02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256" table:style-name="ce12">
            <text:p><text:s/>1,25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7" table:style-name="ce12">
            <text:p><text:s/>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388" table:style-name="ce11">
            <text:p><text:s/>122,388<text:s/></text:p>
          </table:table-cell>
          <table:table-cell office:value-type="float" office:value="157" table:style-name="ce12">
            <text:p><text:s/>157<text:s/></text:p>
          </table:table-cell>
          <table:table-cell office:value-type="float" office:value="169" table:style-name="ce12">
            <text:p><text:s/>16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21130" table:style-name="ce12">
            <text:p><text:s/>121,13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740" table:style-name="ce12">
            <text:p><text:s/>74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397" table:style-name="ce12">
            <text:p><text:s/>397<text:s/></text:p>
          </table:table-cell>
          <table:table-cell office:value-type="float" office:value="349" table:style-name="ce12">
            <text:p><text:s/>349<text:s/></text:p>
          </table:table-cell>
          <table:table-cell office:value-type="float" office:value="48" table:style-name="ce12">
            <text:p><text:s/>48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1446" table:style-name="ce11">
            <text:p><text:s/>91,446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7292" table:style-name="ce12">
            <text:p><text:s/>77,29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980" table:style-name="ce12">
            <text:p><text:s/>2,980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305" table:style-name="ce12">
            <text:p><text:s/>305<text:s/></text:p>
          </table:table-cell>
          <table:table-cell office:value-type="float" office:value="82" table:style-name="ce12">
            <text:p><text:s/>82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25" table:style-name="ce13">
            <text:p><text:s/>3,425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51" table:style-name="ce14">
            <text:p><text:s/>1,65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453" table:style-name="ce14">
            <text:p><text:s/>1,453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96" table:style-name="ce14">
            <text:p><text:s/>296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3" table:style-name="ce14">
            <text:p><text:s/>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038" table:style-name="ce13">
            <text:p><text:s/>7,038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1108" table:style-name="ce14">
            <text:p><text:s/>1,10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5181" table:style-name="ce14">
            <text:p><text:s/>5,181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709" table:style-name="ce14">
            <text:p><text:s/>709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1" table:style-name="ce12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710" table:style-name="ce13">
            <text:p><text:s/>2,710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608" table:style-name="ce14">
            <text:p><text:s/>2,60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76" table:style-name="ce14">
            <text:p><text:s/>7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6" table:style-name="ce14">
            <text:p><text:s/>2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32" table:style-name="ce13">
            <text:p><text:s/>6,832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239" table:style-name="ce14">
            <text:p><text:s/>239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468" table:style-name="ce14">
            <text:p><text:s/>6,46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87" table:style-name="ce14">
            <text:p><text:s/>87<text:s/></text:p>
          </table:table-cell>
          <table:table-cell office:value-type="float" office:value="21" table:style-name="ce14">
            <text:p><text:s/>21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304" table:style-name="ce13">
            <text:p><text:s/>2,30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001" table:style-name="ce14">
            <text:p><text:s/>2,00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77" table:style-name="ce14">
            <text:p><text:s/>17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" table:style-name="ce14">
            <text:p><text:s/>3<text:s/></text:p>
          </table:table-cell>
          <table:table-cell office:value-type="string" table:style-name="ce14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28" table:style-name="ce13">
            <text:p><text:s/>3,02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100" table:style-name="ce14">
            <text:p><text:s/>2,100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36" table:style-name="ce14">
            <text:p><text:s/>73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66" table:style-name="ce14">
            <text:p><text:s/>166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1" table:style-name="ce12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804" table:style-name="ce13">
            <text:p><text:s/>3,80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57" table:style-name="ce14">
            <text:p><text:s/>357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175" table:style-name="ce14">
            <text:p><text:s/>3,17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48" table:style-name="ce14">
            <text:p><text:s/>24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24" table:style-name="ce14">
            <text:p><text:s/>2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216" table:style-name="ce13">
            <text:p><text:s/>14,216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855" table:style-name="ce14">
            <text:p><text:s/>85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2917" table:style-name="ce14">
            <text:p><text:s/>12,917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414" table:style-name="ce14">
            <text:p><text:s/>414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28" table:style-name="ce14">
            <text:p><text:s/>28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27" table:style-name="ce13">
            <text:p><text:s/>1,12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070" table:style-name="ce14">
            <text:p><text:s/>1,070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56" table:style-name="ce14">
            <text:p><text:s/>5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11" table:style-name="ce13">
            <text:p><text:s/>2,811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792" table:style-name="ce14">
            <text:p><text:s/>2,792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8" table:style-name="ce14">
            <text:p><text:s/>1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20" table:style-name="ce13">
            <text:p><text:s/>20<text:s/></text:p>
          </table:table-cell>
          <table:table-cell office:value-type="float" office:value="4" table:style-name="ce12">
            <text:p><text:s/>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" table:style-name="ce14">
            <text:p><text:s/>3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4" table:style-name="ce14">
            <text:p><text:s/>14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199" table:style-name="ce13">
            <text:p><text:s/>18,199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932" table:style-name="ce14">
            <text:p><text:s/>932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7074" table:style-name="ce14">
            <text:p><text:s/>17,074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67" table:style-name="ce14">
            <text:p><text:s/>167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32" table:style-name="ce14">
            <text:p><text:s/>3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528" table:style-name="ce13">
            <text:p><text:s/>9,528<text:s/>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8969" table:style-name="ce14">
            <text:p><text:s/>8,969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515" table:style-name="ce14">
            <text:p><text:s/>51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04" table:style-name="ce13">
            <text:p><text:s/>16,40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521" table:style-name="ce14">
            <text:p><text:s/>3,52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2845" table:style-name="ce14">
            <text:p><text:s/>12,84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7" table:style-name="ce14">
            <text:p><text:s/>37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55" table:style-name="ce11">
            <text:p><text:s/>3,25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1" table:style-name="ce12">
            <text:p><text:s/>48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687" table:style-name="ce12">
            <text:p><text:s/>2,68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77" table:style-name="ce13">
            <text:p><text:s/>2,67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596" table:style-name="ce14">
            <text:p><text:s/>2,59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77" table:style-name="ce14">
            <text:p><text:s/>77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8" table:style-name="ce13">
            <text:p><text:s/>57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1" table:style-name="ce14">
            <text:p><text:s/>48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91" table:style-name="ce14">
            <text:p><text:s/>9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" table:style-name="ce14">
            <text:p><text:s/>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5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4">
            <text:p><text:s text:c="9"/>－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6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3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10-25T09:27:22Z</dc:date>
    <meta:print-date>2016-05-30T02:21:08Z</meta:print-date>
  </office:meta>
</office:document-meta>
</file>